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b4729" officeooo:paragraph-rsid="000b4729"/>
    </style:style>
    <style:style style:name="P2"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b4729" officeooo:paragraph-rsid="000b4729" style:font-weight-asian="bold" style:font-weight-complex="bold"/>
    </style:style>
    <style:style style:name="P3" style:family="paragraph" style:parent-style-name="Standard">
      <style:paragraph-properties fo:line-height="200%" fo:text-align="left" style:justify-single-word="false" fo:text-indent="0.5in" style:auto-text-indent="true"/>
      <style:text-properties style:text-underline-style="none" fo:font-weight="normal" officeooo:rsid="000b4729" officeooo:paragraph-rsid="000b4729" style:font-weight-asian="normal" style:font-weight-complex="normal"/>
    </style:style>
    <style:style style:name="P4"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c02e0" officeooo:paragraph-rsid="000c02e0" style:font-weight-asian="bold" style:font-weight-complex="bold"/>
    </style:style>
    <style:style style:name="P5" style:family="paragraph" style:parent-style-name="Standard">
      <style:paragraph-properties fo:line-height="200%" fo:text-align="left" style:justify-single-word="false" fo:text-indent="0.5in" style:auto-text-indent="true"/>
      <style:text-properties style:text-underline-style="none" fo:font-weight="normal" officeooo:rsid="000c02e0" officeooo:paragraph-rsid="000c02e0" style:font-weight-asian="normal" style:font-weight-complex="normal"/>
    </style:style>
    <style:style style:name="P6"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f5e1e" officeooo:paragraph-rsid="000f5e1e" style:font-weight-asian="bold" style:font-weight-complex="bold"/>
    </style:style>
    <style:style style:name="P7" style:family="paragraph" style:parent-style-name="Standard">
      <style:paragraph-properties fo:line-height="200%" fo:text-align="left" style:justify-single-word="false" fo:text-indent="0.5in" style:auto-text-indent="true"/>
      <style:text-properties style:text-underline-style="none" fo:font-weight="normal" officeooo:rsid="000f5e1e" officeooo:paragraph-rsid="000f5e1e" style:font-weight-asian="normal" style:font-weight-complex="normal"/>
    </style:style>
    <style:style style:name="P8" style:family="paragraph" style:parent-style-name="Standard">
      <style:paragraph-properties fo:line-height="200%" fo:text-align="left" style:justify-single-word="false" fo:text-indent="0.5in" style:auto-text-indent="true"/>
      <style:text-properties style:text-underline-style="none" fo:font-weight="normal" officeooo:rsid="000f5e1e" officeooo:paragraph-rsid="00114965" style:font-weight-asian="normal" style:font-weight-complex="normal"/>
    </style:style>
    <style:style style:name="P9"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114965" officeooo:paragraph-rsid="00114965" style:font-weight-asian="bold" style:font-weight-complex="bold"/>
    </style:style>
    <style:style style:name="P10" style:family="paragraph" style:parent-style-name="Standard">
      <style:paragraph-properties fo:line-height="200%" fo:text-align="left" style:justify-single-word="false" fo:text-indent="0.5in" style:auto-text-indent="true"/>
      <style:text-properties style:text-underline-style="none" fo:font-weight="normal" officeooo:rsid="00114965" officeooo:paragraph-rsid="00114965" style:font-weight-asian="normal" style:font-weight-complex="normal"/>
    </style:style>
    <style:style style:name="T1" style:family="text">
      <style:text-properties officeooo:rsid="000c02e0"/>
    </style:style>
    <style:style style:name="T2" style:family="text">
      <style:text-properties officeooo:rsid="000c9d18"/>
    </style:style>
    <style:style style:name="T3" style:family="text">
      <style:text-properties officeooo:rsid="000e21f0"/>
    </style:style>
    <style:style style:name="T4" style:family="text">
      <style:text-properties officeooo:rsid="000f5e1e"/>
    </style:style>
    <style:style style:name="T5" style:family="text">
      <style:text-properties officeooo:rsid="00114965"/>
    </style:style>
    <style:style style:name="T6"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elation 1:1-8 – Prologue</text:p>
      <text:p text:style-name="P2">Preface</text:p>
      <text:p text:style-name="P3"><text:tab/>Today we will begin our sermons on Revelation. Although I was told to stay as far away from this book as possible by a fellow minister, I feel led to preach on this book. It is important to not that I, nor anyone else knows everything, especially when it comes to eschatology (end times study). This will be a broad stroke approach to revelation so we can hopefully answer some of the common answers to questions we get about things in this world. <text:span text:style-name="T1">The specifics of this book is not to be dogmatic about. By that I mean what the symbols or animals and such mean. If it needs clarity the bible is clear the subject. For example the bible will give a description and the meaning like in verse 19-20 in chapter 1. Let us begin. </text:span></text:p>
      <text:p text:style-name="P2">Vs. 1-2</text:p>
      <text:p text:style-name="P3"><text:tab/>A. The apostle John begins with who this book is about. It is about Jesus Christ. It is a revealing. Revelation literally means to reveal. </text:p>
      <text:p text:style-name="P3"><text:tab/>B. John is seemingly talking about himself in the third person, but it was actually written by a scribe that was writing what John was speaking. This was/is a common practice. John was in his 80’s at this point in time.</text:p>
      <text:p text:style-name="P3"><text:tab/>C. John is making it very clear these are the Words of Jesus Christ. This book comes straight from the source, no filter, no third party straight from our Lord Jesus Christ. </text:p>
      <text:p text:style-name="P3"><text:tab/>D. There is speculation and I believe it to be true that Paul would have heard these words from Jesus as well, but was told to not speak of it. 2 Corinthians 12:4 states “How that he was caught up into paradise, and heard unspeakable words, which it is not lawful for a man to utter.” Paul was taken up to heaven and was told and shown things that he was not aloud to speak of. </text:p>
      <text:p text:style-name="P3"><text:tab/>E. The previous statement is important because it can be easily said that John had just gone mad from being a prisoner on Patmos. <text:span text:style-name="T1">Patmos was either a prison colony or just a place of exile, either way John was toward the end of his life where he was sentenced to death but survived. </text:span></text:p>
      <text:p text:style-name="P4"><text:soft-page-break/>Vs. 3</text:p>
      <text:p text:style-name="P5"><text:tab/>A. The main reason we do not stray from Revelation is ironically at the beginning of Revelation. This verse tells us specifically that we read, hear and take to heart this Revelation. </text:p>
      <text:p text:style-name="P5"><text:tab/>B. The reason is because God wants His children to have hope, even though most of this book seems from the outside, the wrath of God, in reality it is a revelation to the Jewish nation that Christ is the Messiah. </text:p>
      <text:p text:style-name="P5"><text:tab/>C. The greatest reason is at the very end of this verse. The time is near. We know that God’s time is not our time, but as we can see with the downfall of our society as a whole in the past 50 years which have accelerated in the past 10, we are getting close.</text:p>
      <text:p text:style-name="P4">Vs. 4</text:p>
      <text:p text:style-name="P5"><text:tab/>A. The seven churches in Asia are, Ephesus, Smyrna, Pergamum, Thyatira, Sardis, Philadelphia, and Laodicea. <text:span text:style-name="T2">They sat in a clockwise fashion around Asia or Modern day Turkey. They were cultural and economic hubs of the Eastern Roman Empire. Most things radiated out of those cities. </text:span></text:p>
      <text:p text:style-name="P5"><text:tab/><text:span text:style-name="T3">B. </text:span><text:span text:style-name="T4">The first of many things that cause confusion in the Book of Revelation that people will debate occurs here. It is the Seven Spirits, or Sevenfold Spirits. The number 7 in scripture is completeness. It occurs all-throughout the bible as well as numbers 12 and 3. </text:span></text:p>
      <text:p text:style-name="P5"><text:tab/><text:span text:style-name="T4">C. The debate is what are the Seven Spirits or what is the sevenfold spirt? Most agree like the trinity it is completeness but those spirits are named. Isaiah 11:2 states “The Spirit of the Lord will rest on him - </text:span>the Spirit of wisdom and of understanding, the Spirit of counsel and of might, the Spirit of the knowledge and fear of the Lord.” <text:span text:style-name="T4">So Spirit of the Lord, wisdom, understanding, counsel, might, knowledge, and fear of the Lord. </text:span></text:p>
      <text:p text:style-name="P6">Vs. 5-6</text:p>
      <text:p text:style-name="P7"><text:tab/>A. Along with verses 4 and 5, John is stating to whom this letter is written for, ie. the seven churches, and to whom was it written or spoken by, Jesus Christ, the seven spirits, and God the Father. Literally speaking of the trinity. </text:p>
      <text:p text:style-name="P7"><text:soft-page-break/><text:tab/>B. These three verses 4,5 and 6 tell us who is writing this, it is not up to private interpretation, although we can speculate about what certain things mean, the interpretation of events to follow in Revelation are laid out. Like Genesis one, it is important to note that it is not exactly linear (explain).</text:p>
      <text:p text:style-name="P7"><text:tab/>C. <text:span text:style-name="T5">Daniel 7:13 “13 “In my vision at night I looked, and there before me was one like a son of man, coming with the clouds of heaven. He approached the Ancient of Days and was led into his presence.”</text:span></text:p>
      <text:p text:style-name="P8"><text:tab/><text:span text:style-name="T5">D. This along with several other scriptures point to a future return of our savior. We do not know the day or the hour, but all have to be ready as in the parable of the lamp stands. We do not know when we just know He is coming and as time goes on it is close.</text:span></text:p>
      <text:p text:style-name="P9">Vs. 8</text:p>
      <text:p text:style-name="P10"><text:tab/>A. God is letting us know right now who He is, he is letting us know that He is the beginning and the end of everything. When Genesis says in the beginning that is the beginning of everything there was nothing before and there is not another creator afterwards.</text:p>
      <text:p text:style-name="P10"><text:tab/>B. Deuteronomy 6:4 says “Hear, O Israel: The LORD our God, the LORD is one.”, In this passage of revelation he states, it is He who is, who was and who is to come. Jesus is promising His return. </text:p>
      <text:p text:style-name="P10"><text:tab/>C. Lord God Almighty. All Mighty. That means cannot be defeated, nothing is greater, nothing is better. This the God that is speaking to you. So as it states in verse 3 He is the one who is blessing us for reading and studying this. </text:p>
      <text:p text:style-name="P9">Closing</text:p>
      <text:p text:style-name="P10"><text:tab/>In closing this week. I challenge each of you to read ahead, look for things that confuse you and ask questions. If I do not know the answer we can find it together. Remember when it comes to Revelation not everything is known. Like Daniel, and Ezekiel there are a lot of references to animals and head and crowns that one could only speculate about what they mean. We will try to find more <text:soft-page-break/>meaning as we are not living in the first century and have seen machines that could possibly be being described in this book. </text:p>
      <text:p text:style-name="P9">Prayer<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2T18:13:09.829324638</meta:creation-date>
    <dc:title>defa</dc:title>
    <meta:editing-duration>PT17M55S</meta:editing-duration>
    <meta:editing-cycles>3</meta:editing-cycles>
    <meta:generator>LibreOffice/26.2.1.1$Linux_X86_64 LibreOffice_project/620$Build-1</meta:generator>
    <dc:date>2026-04-23T14:57:31.743891477</dc:date>
    <meta:document-statistic meta:table-count="0" meta:image-count="0" meta:object-count="0" meta:page-count="4" meta:paragraph-count="29" meta:word-count="1107" meta:character-count="5864" meta:non-whitespace-character-count="4751"/>
    <meta:template xlink:type="simple" xlink:actuate="onRequest" xlink:title="defa" xlink:href="../../../../Templates/defa.ott" meta:date="2026-04-22T18:13:09.392863745"/>
  </office:meta>
</office:document-meta>
</file>